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30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6.927cm"/>
    </style:style>
    <style:style style:name="gr4" style:family="graphic" style:parent-style-name="standard">
      <style:graphic-properties draw:stroke="none" draw:fill="none" fo:min-height="7.181cm"/>
    </style:style>
    <style:style style:name="gr5" style:family="graphic" style:parent-style-name="standard">
      <style:graphic-properties draw:stroke="none" draw:fill="none" fo:min-height="6.761cm"/>
    </style:style>
    <style:style style:name="gr6" style:family="graphic" style:parent-style-name="standard">
      <style:graphic-properties draw:stroke="none" draw:fill="none" fo:min-height="11.27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Segoe UI" fo:font-size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style:font-name="Segoe UI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/>
    </style:style>
    <style:style style:name="T2" style:family="text">
      <style:text-properties style:font-name="Segoe UI" fo:font-size="32pt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34pt" fo:font-weight="bold" style:font-size-asian="34pt" style:font-weight-asian="bold" style:font-size-complex="34pt" style:font-weight-complex="bold"/>
    </style:style>
    <style:style style:name="T6" style:family="text">
      <style:text-properties style:font-name="Segoe UI Semibold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556cm" svg:x="1.524cm" svg:y="1.016cm">
          <draw:text-box>
            <text:p text:style-name="P1"><text:span text:style-name="T1">Hymn #574</text:span></text:p>
            <text:p text:style-name="P1"><text:span text:style-name="T2">“</text:span><text:span text:style-name="T3">Before the Throne of God Abov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4cm" svg:height="7.177cm" svg:x="1.27cm" svg:y="1.205cm">
          <draw:text-box>
            <text:p text:style-name="P4"><text:span text:style-name="T4">1. Before the throne of God above</text:span></text:p>
            <text:p><text:span text:style-name="T4"><text:s text:c="4"/></text:span><text:span text:style-name="T4">I have a strong, a perfect plea:</text:span></text:p>
            <text:p><text:span text:style-name="T4"><text:s text:c="4"/></text:span><text:span text:style-name="T4">A great High Priest,</text:span><text:span text:style-name="T5"> whose name is love,</text:span></text:p>
            <text:p><text:span text:style-name="T4"><text:s text:c="4"/></text:span><text:span text:style-name="T4">Who ever lives and pleads for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5.4cm" svg:height="7.431cm" svg:x="1.27cm" svg:y="1.205cm">
          <draw:text-box>
            <text:p text:style-name="P4"><text:span text:style-name="T4">2. My name is graven on His hands,</text:span></text:p>
            <text:p text:style-name="P4"><text:span text:style-name="T4"><text:s text:c="4"/></text:span><text:span text:style-name="T4">My name is written on His heart;</text:span></text:p>
            <text:p text:style-name="P4"><text:span text:style-name="T4"><text:s text:c="4"/></text:span><text:span text:style-name="T4">I know that while in heav’n He stands</text:span></text:p>
            <text:p text:style-name="P4"><text:span text:style-name="T4"><text:s text:c="4"/></text:span><text:span text:style-name="T4">No tongue can bid me thence dep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5.4cm" svg:height="7.011cm" svg:x="1.27cm" svg:y="1.205cm">
          <draw:text-box>
            <text:p text:style-name="P4"><text:span text:style-name="T4">3. When Satan tempts me to despair,</text:span></text:p>
            <text:p text:style-name="P4"><text:span text:style-name="T4"><text:s text:c="4"/></text:span><text:span text:style-name="T4">And tells me of the guilt within,</text:span></text:p>
            <text:p text:style-name="P4"><text:span text:style-name="T4"><text:s text:c="4"/></text:span><text:span text:style-name="T4">Upward I look, and see Him there</text:span></text:p>
            <text:p text:style-name="P4"><text:span text:style-name="T4"><text:s text:c="4"/></text:span><text:span text:style-name="T4">Who made an end of all my s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5" draw:layer="layout" svg:width="25.4cm" svg:height="7.431cm" svg:x="1.27cm" svg:y="1.205cm">
          <draw:text-box>
            <text:p text:style-name="P4"><text:span text:style-name="T4">4. Because the sinless Savior died,</text:span></text:p>
            <text:p text:style-name="P4"><text:span text:style-name="T4"><text:s text:c="4"/></text:span><text:span text:style-name="T4">My sinful soul is counted free;</text:span></text:p>
            <text:p text:style-name="P4"><text:span text:style-name="T4"><text:s text:c="4"/></text:span><text:span text:style-name="T4">For God, the just, is satisfied</text:span></text:p>
            <text:p text:style-name="P4"><text:span text:style-name="T4"><text:s text:c="4"/></text:span><text:span text:style-name="T4">To look on Him and pardon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5" draw:layer="layout" svg:width="25.4cm" svg:height="7.431cm" svg:x="1.27cm" svg:y="1.205cm">
          <draw:text-box>
            <text:p text:style-name="P4"><text:span text:style-name="T4">5. Behold Him there! The risen Lamb!</text:span></text:p>
            <text:p text:style-name="P4"><text:span text:style-name="T4"><text:s text:c="4"/></text:span><text:span text:style-name="T4">My perfect, spotless righteousness,</text:span></text:p>
            <text:p text:style-name="P4"><text:span text:style-name="T4"><text:s text:c="4"/></text:span><text:span text:style-name="T4">The great unchangeable I AM,</text:span></text:p>
            <text:p text:style-name="P4"><text:span text:style-name="T4"><text:s text:c="4"/></text:span><text:span text:style-name="T4">The King of glory and of gra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5" draw:layer="layout" svg:width="25.4cm" svg:height="11.521cm" svg:x="1.27cm" svg:y="1.205cm">
          <draw:text-box>
            <text:p text:style-name="P4"><text:span text:style-name="T4">6. At one with Him, I cannot die,</text:span></text:p>
            <text:p text:style-name="P4"><text:span text:style-name="T4"><text:s text:c="4"/></text:span><text:span text:style-name="T4">My soul is purchased by His blood;</text:span></text:p>
            <text:p text:style-name="P4"><text:span text:style-name="T4"><text:s text:c="4"/></text:span><text:span text:style-name="T4">My life is hid with Christ on high,</text:span></text:p>
            <text:p text:style-name="P4"><text:span text:style-name="T4"><text:s text:c="4"/></text:span><text:span text:style-name="T4">With Christ, my Savior and my God.</text:span></text:p>
            <text:p text:style-name="P4"><text:span text:style-name="T4"/></text:p>
            <text:p text:style-name="P4"><text:span text:style-name="T6"/></text:p>
            <text:p text:style-name="P4"><text:span text:style-name="T6"/></text:p>
            <text:p text:style-name="P4"><text:span text:style-name="T6"><text:s text:c="8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5T19:25:39.893000000</meta:creation-date>
    <dc:date>2018-03-16T20:52:55.681000000</dc:date>
    <meta:editing-duration>PT11M22S</meta:editing-duration>
    <meta:editing-cycles>6</meta:editing-cycles>
    <meta:generator>LibreOffice/6.0.1.1$Windows_X86_64 LibreOffice_project/60bfb1526849283ce2491346ed2aa51c465abfe6</meta:generator>
    <meta:document-statistic meta:object-count="42"/>
  </office:meta>
</office:document-meta>
</file>